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MELINO RAMIREZ, RONY PERCY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RMELINO RAMIREZ, RONY PERCY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B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RMELINO RAMIREZ, RONY PERC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6582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3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3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21:56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